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Menlo" svg:font-family="Menlo"/>
  </office:font-face-decls>
  <office:automatic-styles>
    <style:style style:name="P1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DROP DATABASE emural;</text:p>
      <text:p text:style-name="P1"/>
      <text:p text:style-name="P1">CREATE DATABASE emural</text:p>
      <text:p text:style-name="P1"><text:s text:c="2"/>WITH OWNER = emural</text:p>
      <text:p text:style-name="P1"><text:s text:c="7"/>TEMPLATE emural_clean</text:p>
      <text:p text:style-name="P1"><text:s text:c="7"/>ENCODING = 'UTF8';</text:p>
      <text:p text:style-name="P1"/>
      <text:p text:style-name="P1">DROP DATABASE moodle;</text:p>
      <text:p text:style-name="P1"/>
      <text:p text:style-name="P1">CREATE DATABASE moodle</text:p>
      <text:p text:style-name="P1"><text:s text:c="2"/>WITH OWNER = moodle</text:p>
      <text:p text:style-name="P1"><text:s text:c="7"/>TEMPLATE moodle_clean</text:p>
      <text:p text:style-name="P1"><text:s text:c="7"/>ENCODING = 'UTF8'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4.72</meta:generator>
  </office:meta>
</office:document-meta>
</file>